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Cần chú ý: khi gán tên biến trong shell script, ko được có khoảng trắng ở trước và sau dấu bằng</text:p>
      <text:p text:style-name="Standard">- Dùng Computerome như thế nào mà bị bắt phải log out luôn --&gt; phải chú 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7:41:54.677932462</meta:creation-date>
    <dc:date>2021-11-01T17:43:08.044864888</dc:date>
    <meta:editing-duration>PT1M13S</meta:editing-duration>
    <meta:editing-cycles>1</meta:editing-cycles>
    <meta:document-statistic meta:table-count="0" meta:image-count="0" meta:object-count="0" meta:page-count="1" meta:paragraph-count="2" meta:word-count="40" meta:character-count="170" meta:non-whitespace-character-count="133"/>
    <meta:generator>LibreOffice/7.1.6.2$Linux_X86_64 LibreOffice_project/10$Build-2</meta:generator>
  </office:meta>
</office:document-meta>
</file>